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1cm">
          <draw:text-box>
            <text:p><text:span text:style-name="T1">i</text:span></text:p>
          </draw:text-box>
        </draw:frame>
        <draw:frame draw:style-name="gr3" draw:text-style-name="P2" draw:layer="layout" svg:width="15.489cm" svg:height="8.712cm" svg:x="0.03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2-15T19:09:26.152372003</dc:date>
    <meta:editing-duration>PT3M20S</meta:editing-duration>
    <meta:editing-cycles>20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9cm" svg:height="8.713cm" xlink:href="." xlink:type="simple" chart:class="chart:scatter" chart:style-name="ch1">
        <chart:plot-area chart:style-name="ch2" chart:data-source-has-labels="both" svg:x="0.309cm" svg:y="0.174cm" svg:width="14.872cm" svg:height="8.365cm">
          <chartooo:coordinate-region svg:x="0.851cm" svg:y="0.373cm" svg:width="14.236cm" svg:height="7.96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53073372946036">
                <text:p>1.53073372946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3073372946036">
                <text:p>-1.53073372946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69551813004515">
                <text:p>-3.69551813004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69551813004515">
                <text:p>-3.69551813004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53073372946036">
                <text:p>-1.53073372946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